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18cm"/>
    </style:style>
    <style:style style:name="co2" style:family="table-column">
      <style:table-column-properties fo:break-before="auto" style:column-width="2.693cm"/>
    </style:style>
    <style:style style:name="co3" style:family="table-column">
      <style:table-column-properties fo:break-before="auto" style:column-width="1.722cm"/>
    </style:style>
    <style:style style:name="co4" style:family="table-column">
      <style:table-column-properties fo:break-before="auto" style:column-width="2.219cm"/>
    </style:style>
    <style:style style:name="co5" style:family="table-column">
      <style:table-column-properties fo:break-before="auto" style:column-width="2.344cm"/>
    </style:style>
    <style:style style:name="co6" style:family="table-column">
      <style:table-column-properties fo:break-before="auto" style:column-width="1.796cm"/>
    </style:style>
    <style:style style:name="co7" style:family="table-column">
      <style:table-column-properties fo:break-before="auto" style:column-width="1.921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 style:data-style-name="N115"/>
    <style:style style:name="ce5" style:family="table-cell" style:parent-style-name="Default" style:data-style-name="N3"/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 style:data-style-name="N1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 style:data-style-name="N114"/>
    <style:style style:name="ce11" style:family="table-cell" style:parent-style-name="Default" style:data-style-name="N1"/>
    <style:style style:name="ce12" style:family="table-cell" style:parent-style-name="Default" style:data-style-name="N116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nvertující" table:style-name="ta1">
        <table:shapes>
          <draw:frame draw:z-index="0" draw:style-name="gr1" draw:text-style-name="P1" svg:width="26.824cm" svg:height="15.088cm" svg:x="1.588cm" svg:y="15.486cm">
            <draw:object draw:notify-on-update-of-ranges="Invertující.A13:Invertující.A15 Invertující.E13:Invertující.E15 Invertující.G13:Invertující.G1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5.999cm" svg:height="8.999cm" svg:x="9.453cm" svg:y="7.776cm">
            <draw:object draw:notify-on-update-of-ranges="Invertující.A18:Invertující.A18 Invertující.A19:Invertující.A21 Invertující.B18:Invertující.B18 Invertující.B19:Invertující.B21 Invertující.C18:Invertující.C18 Invertující.C19:Invertující.C21 Invertující.D18:Invertující.D18 Invertující.D19:Invertující.D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6" table:default-cell-style-name="Default"/>
        <table:table-row table:style-name="ro1">
          <table:table-cell office:value-type="string" calcext:value-type="string">
            <text:p>R1 = R2 (Ohm)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Au skutečný</text:p>
          </table:table-cell>
          <table:table-cell office:value-type="string" calcext:value-type="string">
            <text:p>Au jmenovité</text:p>
          </table:table-cell>
          <table:table-cell office:value-type="string" calcext:value-type="string">
            <text:p>Delta Au</text:p>
          </table:table-cell>
          <table:table-cell office:value-type="string" calcext:value-type="string">
            <text:p>delta Au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Rvst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Delta U2</text:p>
          </table:table-cell>
          <table:table-cell office:value-type="string" calcext:value-type="string">
            <text:p>- Delta I2</text:p>
          </table:table-cell>
          <table:table-cell office:value-type="string" calcext:value-type="string">
            <text:p>Rvýst</text:p>
          </table:table-cell>
        </table:table-row>
        <table:table-row table:style-name="ro1">
          <table:table-cell office:value-type="float" office:value="1000" calcext:value-type="float">
            <text:p>1 000,00000</text:p>
          </table:table-cell>
          <table:table-cell table:formula="of:=40*10^-3" office:value-type="float" office:value="0.04" calcext:value-type="float">
            <text:p>0,04000</text:p>
          </table:table-cell>
          <table:table-cell table:formula="of:=-56.89*10^-3" office:value-type="float" office:value="-0.05689" calcext:value-type="float">
            <text:p>-0,05689</text:p>
          </table:table-cell>
          <table:table-cell table:formula="of:=[.C2]/[.B2]" office:value-type="float" office:value="-1.42225" calcext:value-type="float">
            <text:p>-1,42225</text:p>
          </table:table-cell>
          <table:table-cell office:value-type="float" office:value="-1" calcext:value-type="float">
            <text:p>-1,00000</text:p>
          </table:table-cell>
          <table:table-cell table:formula="of:=[.E2]-[.D2]" office:value-type="float" office:value="0.42225" calcext:value-type="float">
            <text:p>0,42225</text:p>
          </table:table-cell>
          <table:table-cell table:formula="of:=100*([.F2]/[.D2])" office:value-type="float" office:value="-29.6888732641941" calcext:value-type="float">
            <text:p>-29,68887</text:p>
          </table:table-cell>
          <table:table-cell table:formula="of:=[.B2]/[.A2]" office:value-type="float" office:value="0.00004" calcext:value-type="float">
            <text:p>0,00004</text:p>
          </table:table-cell>
          <table:table-cell table:formula="of:=[.B2]/[.H2]" office:value-type="float" office:value="1000" calcext:value-type="float">
            <text:p>1000</text:p>
          </table:table-cell>
          <table:table-cell table:formula="of:=[.C2]/[.A2]" office:value-type="float" office:value="-0.00005689" calcext:value-type="float">
            <text:p>-0,00005689</text:p>
          </table:table-cell>
          <table:table-cell table:formula="of:=[.B2]-[.C2]" office:value-type="float" office:value="0.09689" calcext:value-type="float">
            <text:p>0,09689</text:p>
          </table:table-cell>
          <table:table-cell table:formula="of:=-([.H2]-[.J2])" office:value-type="float" office:value="-0.00009689" calcext:value-type="float">
            <text:p>-0,00009689</text:p>
          </table:table-cell>
          <table:table-cell table:formula="of:=ABS([.K2]/[.L2])"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0000" calcext:value-type="float">
            <text:p>10 000,00000</text:p>
          </table:table-cell>
          <table:table-cell table:formula="of:=40*10^-3" office:value-type="float" office:value="0.04" calcext:value-type="float">
            <text:p>0,04000</text:p>
          </table:table-cell>
          <table:table-cell table:formula="of:=-56.91*10^-3" office:value-type="float" office:value="-0.05691" calcext:value-type="float">
            <text:p>-0,05691</text:p>
          </table:table-cell>
          <table:table-cell table:formula="of:=[.C3]/[.B3]" office:value-type="float" office:value="-1.42275" calcext:value-type="float">
            <text:p>-1,42275</text:p>
          </table:table-cell>
          <table:table-cell office:value-type="float" office:value="-1" calcext:value-type="float">
            <text:p>-1,00000</text:p>
          </table:table-cell>
          <table:table-cell table:formula="of:=[.E3]-[.D3]" office:value-type="float" office:value="0.42275" calcext:value-type="float">
            <text:p>0,42275</text:p>
          </table:table-cell>
          <table:table-cell table:formula="of:=100*([.F3]/[.D3])" office:value-type="float" office:value="-29.7135828501142" calcext:value-type="float">
            <text:p>-29,71358</text:p>
          </table:table-cell>
          <table:table-cell table:number-columns-repeated="6"/>
        </table:table-row>
        <table:table-row table:style-name="ro1">
          <table:table-cell office:value-type="float" office:value="100000" calcext:value-type="float">
            <text:p>100 000,00000</text:p>
          </table:table-cell>
          <table:table-cell table:formula="of:=40*10^-3" office:value-type="float" office:value="0.04" calcext:value-type="float">
            <text:p>0,04000</text:p>
          </table:table-cell>
          <table:table-cell table:formula="of:=-56.94*10^-3" office:value-type="float" office:value="-0.05694" calcext:value-type="float">
            <text:p>-0,05694</text:p>
          </table:table-cell>
          <table:table-cell table:formula="of:=[.C4]/[.B4]" office:value-type="float" office:value="-1.4235" calcext:value-type="float">
            <text:p>-1,42350</text:p>
          </table:table-cell>
          <table:table-cell office:value-type="float" office:value="-1" calcext:value-type="float">
            <text:p>-1,00000</text:p>
          </table:table-cell>
          <table:table-cell table:formula="of:=[.E4]-[.D4]" office:value-type="float" office:value="0.4235" calcext:value-type="float">
            <text:p>0,42350</text:p>
          </table:table-cell>
          <table:table-cell table:formula="of:=100*([.F4]/[.D4])" office:value-type="float" office:value="-29.7506146821215" calcext:value-type="float">
            <text:p>-29,75061</text:p>
          </table:table-cell>
          <table:table-cell table:number-columns-repeated="6"/>
        </table:table-row>
        <table:table-row table:style-name="ro1">
          <table:table-cell office:value-type="float" office:value="1000" calcext:value-type="float">
            <text:p>1 000,00000</text:p>
          </table:table-cell>
          <table:table-cell table:formula="of:=400*10^-3" office:value-type="float" office:value="0.4" calcext:value-type="float">
            <text:p>0,40000</text:p>
          </table:table-cell>
          <table:table-cell office:value-type="float" office:value="-0.4163" calcext:value-type="float">
            <text:p>-0,41630</text:p>
          </table:table-cell>
          <table:table-cell table:formula="of:=[.C5]/[.B5]" office:value-type="float" office:value="-1.04075" calcext:value-type="float">
            <text:p>-1,04075</text:p>
          </table:table-cell>
          <table:table-cell office:value-type="float" office:value="-1" calcext:value-type="float">
            <text:p>-1,00000</text:p>
          </table:table-cell>
          <table:table-cell table:formula="of:=[.E5]-[.D5]" office:value-type="float" office:value="0.0407499999999998" calcext:value-type="float">
            <text:p>0,04075</text:p>
          </table:table-cell>
          <table:table-cell table:formula="of:=100*([.F5]/[.D5])" office:value-type="float" office:value="-3.91544559212105" calcext:value-type="float">
            <text:p>-3,91545</text:p>
          </table:table-cell>
          <table:table-cell table:number-columns-repeated="6"/>
        </table:table-row>
        <table:table-row table:style-name="ro1">
          <table:table-cell office:value-type="float" office:value="10000" calcext:value-type="float">
            <text:p>10 000,00000</text:p>
          </table:table-cell>
          <table:table-cell table:formula="of:=400*10^-3" office:value-type="float" office:value="0.4" calcext:value-type="float">
            <text:p>0,40000</text:p>
          </table:table-cell>
          <table:table-cell office:value-type="float" office:value="-0.4163" calcext:value-type="float">
            <text:p>-0,41630</text:p>
          </table:table-cell>
          <table:table-cell table:formula="of:=[.C6]/[.B6]" office:value-type="float" office:value="-1.04075" calcext:value-type="float">
            <text:p>-1,04075</text:p>
          </table:table-cell>
          <table:table-cell office:value-type="float" office:value="-1" calcext:value-type="float">
            <text:p>-1,00000</text:p>
          </table:table-cell>
          <table:table-cell table:formula="of:=[.E6]-[.D6]" office:value-type="float" office:value="0.0407499999999998" calcext:value-type="float">
            <text:p>0,04075</text:p>
          </table:table-cell>
          <table:table-cell table:formula="of:=100*([.F6]/[.D6])" office:value-type="float" office:value="-3.91544559212105" calcext:value-type="float">
            <text:p>-3,91545</text:p>
          </table:table-cell>
          <table:table-cell table:number-columns-repeated="6"/>
        </table:table-row>
        <table:table-row table:style-name="ro1">
          <table:table-cell office:value-type="float" office:value="100000" calcext:value-type="float">
            <text:p>100 000,00000</text:p>
          </table:table-cell>
          <table:table-cell table:formula="of:=400*10^-3" office:value-type="float" office:value="0.4" calcext:value-type="float">
            <text:p>0,40000</text:p>
          </table:table-cell>
          <table:table-cell office:value-type="float" office:value="-0.4164" calcext:value-type="float">
            <text:p>-0,41640</text:p>
          </table:table-cell>
          <table:table-cell table:formula="of:=[.C7]/[.B7]" office:value-type="float" office:value="-1.041" calcext:value-type="float">
            <text:p>-1,04100</text:p>
          </table:table-cell>
          <table:table-cell office:value-type="float" office:value="-1" calcext:value-type="float">
            <text:p>-1,00000</text:p>
          </table:table-cell>
          <table:table-cell table:formula="of:=[.E7]-[.D7]" office:value-type="float" office:value="0.0409999999999999" calcext:value-type="float">
            <text:p>0,04100</text:p>
          </table:table-cell>
          <table:table-cell table:formula="of:=100*([.F7]/[.D7])" office:value-type="float" office:value="-3.93852065321805" calcext:value-type="float">
            <text:p>-3,93852</text:p>
          </table:table-cell>
          <table:table-cell table:number-columns-repeated="6"/>
        </table:table-row>
        <table:table-row table:style-name="ro1">
          <table:table-cell office:value-type="float" office:value="1000" calcext:value-type="float">
            <text:p>1 000,00000</text:p>
          </table:table-cell>
          <table:table-cell office:value-type="float" office:value="4" calcext:value-type="float">
            <text:p>4,00000</text:p>
          </table:table-cell>
          <table:table-cell office:value-type="float" office:value="-4.009" calcext:value-type="float">
            <text:p>-4,00900</text:p>
          </table:table-cell>
          <table:table-cell table:formula="of:=[.C8]/[.B8]" office:value-type="float" office:value="-1.00225" calcext:value-type="float">
            <text:p>-1,00225</text:p>
          </table:table-cell>
          <table:table-cell office:value-type="float" office:value="-1" calcext:value-type="float">
            <text:p>-1,00000</text:p>
          </table:table-cell>
          <table:table-cell table:formula="of:=[.E8]-[.D8]" office:value-type="float" office:value="0.00225000000000009" calcext:value-type="float">
            <text:p>0,00225</text:p>
          </table:table-cell>
          <table:table-cell table:formula="of:=100*([.F8]/[.D8])" office:value-type="float" office:value="-0.224494886505371" calcext:value-type="float">
            <text:p>-0,22449</text:p>
          </table:table-cell>
          <table:table-cell table:number-columns-repeated="6"/>
        </table:table-row>
        <table:table-row table:style-name="ro1">
          <table:table-cell office:value-type="float" office:value="10000" calcext:value-type="float">
            <text:p>10 000,00000</text:p>
          </table:table-cell>
          <table:table-cell office:value-type="float" office:value="4" calcext:value-type="float">
            <text:p>4,00000</text:p>
          </table:table-cell>
          <table:table-cell office:value-type="float" office:value="-4.01" calcext:value-type="float">
            <text:p>-4,01000</text:p>
          </table:table-cell>
          <table:table-cell table:formula="of:=[.C9]/[.B9]" office:value-type="float" office:value="-1.0025" calcext:value-type="float">
            <text:p>-1,00250</text:p>
          </table:table-cell>
          <table:table-cell office:value-type="float" office:value="-1" calcext:value-type="float">
            <text:p>-1,00000</text:p>
          </table:table-cell>
          <table:table-cell table:formula="of:=[.E9]-[.D9]" office:value-type="float" office:value="0.00249999999999995" calcext:value-type="float">
            <text:p>0,00250</text:p>
          </table:table-cell>
          <table:table-cell table:formula="of:=100*([.F9]/[.D9])" office:value-type="float" office:value="-0.249376558603486" calcext:value-type="float">
            <text:p>-0,24938</text:p>
          </table:table-cell>
          <table:table-cell table:number-columns-repeated="6"/>
        </table:table-row>
        <table:table-row table:style-name="ro1">
          <table:table-cell office:value-type="float" office:value="100000" calcext:value-type="float">
            <text:p>100 000,00000</text:p>
          </table:table-cell>
          <table:table-cell office:value-type="float" office:value="4" calcext:value-type="float">
            <text:p>4,00000</text:p>
          </table:table-cell>
          <table:table-cell office:value-type="float" office:value="-4.011" calcext:value-type="float">
            <text:p>-4,01100</text:p>
          </table:table-cell>
          <table:table-cell table:formula="of:=[.C10]/[.B10]" office:value-type="float" office:value="-1.00275" calcext:value-type="float">
            <text:p>-1,00275</text:p>
          </table:table-cell>
          <table:table-cell office:value-type="float" office:value="-1" calcext:value-type="float">
            <text:p>-1,00000</text:p>
          </table:table-cell>
          <table:table-cell table:formula="of:=[.E10]-[.D10]" office:value-type="float" office:value="0.00275000000000003" calcext:value-type="float">
            <text:p>0,00275</text:p>
          </table:table-cell>
          <table:table-cell table:formula="of:=100*([.F10]/[.D10])" office:value-type="float" office:value="-0.274245823984047" calcext:value-type="float">
            <text:p>-0,27425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u jmenovité</text:p>
          </table:table-cell>
          <table:table-cell office:value-type="string" calcext:value-type="string">
            <text:p>R2 (Ohm)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Au skutečné</text:p>
          </table:table-cell>
          <table:table-cell office:value-type="string" calcext:value-type="string">
            <text:p>Delta Au</text:p>
          </table:table-cell>
          <table:table-cell office:value-type="string" calcext:value-type="string">
            <text:p>delta Au</text:p>
          </table:table-cell>
          <table:table-cell table:number-columns-repeated="6"/>
        </table:table-row>
        <table:table-row table:style-name="ro1">
          <table:table-cell table:style-name="ce5" office:value-type="float" office:value="-1" calcext:value-type="float">
            <text:p>-1</text:p>
          </table:table-cell>
          <table:table-cell office:value-type="float" office:value="1000" calcext:value-type="float">
            <text:p>1 000,00000</text:p>
          </table:table-cell>
          <table:table-cell table:formula="of:=40*10^-3" office:value-type="float" office:value="0.04" calcext:value-type="float">
            <text:p>0,04000</text:p>
          </table:table-cell>
          <table:table-cell table:formula="of:=-56.82*10^-3" office:value-type="float" office:value="-0.05682" calcext:value-type="float">
            <text:p>-0,05682</text:p>
          </table:table-cell>
          <table:table-cell table:style-name="ce5" table:formula="of:=[.D13]/[.C13]" office:value-type="float" office:value="-1.4205" calcext:value-type="float">
            <text:p>-1</text:p>
          </table:table-cell>
          <table:table-cell table:formula="of:=[.A13]-[.E13]" office:value-type="float" office:value="0.4205" calcext:value-type="float">
            <text:p>0,42050</text:p>
          </table:table-cell>
          <table:table-cell table:style-name="ce5" table:formula="of:=100*([.F13]/[.E13])" office:value-type="float" office:value="-29.6022527279127" calcext:value-type="float">
            <text:p>-30</text:p>
          </table:table-cell>
          <table:table-cell table:number-columns-repeated="6"/>
        </table:table-row>
        <table:table-row table:style-name="ro1">
          <table:table-cell table:style-name="ce5" office:value-type="float" office:value="-10" calcext:value-type="float">
            <text:p>-10</text:p>
          </table:table-cell>
          <table:table-cell office:value-type="float" office:value="10000" calcext:value-type="float">
            <text:p>10 000,00000</text:p>
          </table:table-cell>
          <table:table-cell table:formula="of:=40*10^-3" office:value-type="float" office:value="0.04" calcext:value-type="float">
            <text:p>0,04000</text:p>
          </table:table-cell>
          <table:table-cell office:value-type="float" office:value="-0.5682" calcext:value-type="float">
            <text:p>-0,56820</text:p>
          </table:table-cell>
          <table:table-cell table:style-name="ce5" table:formula="of:=[.D14]/[.C14]" office:value-type="float" office:value="-14.205" calcext:value-type="float">
            <text:p>-14</text:p>
          </table:table-cell>
          <table:table-cell table:formula="of:=[.A14]-[.E14]" office:value-type="float" office:value="4.205" calcext:value-type="float">
            <text:p>4,20500</text:p>
          </table:table-cell>
          <table:table-cell table:style-name="ce5" table:formula="of:=100*([.F14]/[.E14])" office:value-type="float" office:value="-29.6022527279127" calcext:value-type="float">
            <text:p>-30</text:p>
          </table:table-cell>
          <table:table-cell table:number-columns-repeated="6"/>
        </table:table-row>
        <table:table-row table:style-name="ro1">
          <table:table-cell table:style-name="ce5" office:value-type="float" office:value="-100" calcext:value-type="float">
            <text:p>-100</text:p>
          </table:table-cell>
          <table:table-cell office:value-type="float" office:value="100000" calcext:value-type="float">
            <text:p>100 000,00000</text:p>
          </table:table-cell>
          <table:table-cell table:formula="of:=40*10^-3" office:value-type="float" office:value="0.04" calcext:value-type="float">
            <text:p>0,04000</text:p>
          </table:table-cell>
          <table:table-cell office:value-type="float" office:value="-5.682" calcext:value-type="float">
            <text:p>-5,68200</text:p>
          </table:table-cell>
          <table:table-cell table:style-name="ce5" table:formula="of:=[.D15]/[.C15]" office:value-type="float" office:value="-142.05" calcext:value-type="float">
            <text:p>-142</text:p>
          </table:table-cell>
          <table:table-cell table:formula="of:=[.A15]-[.E15]" office:value-type="float" office:value="42.05" calcext:value-type="float">
            <text:p>42,05000</text:p>
          </table:table-cell>
          <table:table-cell table:style-name="ce5" table:formula="of:=100*([.F15]/[.E15])" office:value-type="float" office:value="-29.6022527279127" calcext:value-type="float">
            <text:p>-30</text:p>
          </table:table-cell>
          <table:table-cell table:number-columns-repeated="6"/>
        </table:table-row>
        <table:table-row table:style-name="ro1" table:number-rows-repeated="2">
          <table:table-cell table:style-name="Default" table:number-columns-repeated="7"/>
          <table:table-cell table:number-columns-repeated="6"/>
        </table:table-row>
        <table:table-row table:style-name="ro1">
          <table:table-cell table:style-name="ce7" office:value-type="string" calcext:value-type="string">
            <text:p>R1 = R2 (Ohm)</text:p>
          </table:table-cell>
          <table:table-cell office:value-type="string" calcext:value-type="string">
            <text:p>desítky mV</text:p>
          </table:table-cell>
          <table:table-cell office:value-type="string" calcext:value-type="string">
            <text:p>stovky mV</text:p>
          </table:table-cell>
          <table:table-cell table:style-name="Default" office:value-type="string" calcext:value-type="string">
            <text:p>jednotky V</text:p>
          </table:table-cell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8" office:value-type="string" calcext:value-type="string">
            <text:p>1k</text:p>
          </table:table-cell>
          <table:table-cell table:style-name="Default" office:value-type="float" office:value="-29.6888732641941" calcext:value-type="float">
            <text:p>-29,6888732641941</text:p>
          </table:table-cell>
          <table:table-cell table:style-name="Default" office:value-type="float" office:value="-3.91544559212105" calcext:value-type="float">
            <text:p>-3,91544559212105</text:p>
          </table:table-cell>
          <table:table-cell table:style-name="Default" office:value-type="float" office:value="-0.224494886505371" calcext:value-type="float">
            <text:p>-0,224494886505371</text:p>
          </table:table-cell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8" office:value-type="string" calcext:value-type="string">
            <text:p>10k</text:p>
          </table:table-cell>
          <table:table-cell table:style-name="Default" office:value-type="float" office:value="-29.7135828501142" calcext:value-type="float">
            <text:p>-29,7135828501142</text:p>
          </table:table-cell>
          <table:table-cell table:style-name="Default" office:value-type="float" office:value="-3.91544559212105" calcext:value-type="float">
            <text:p>-3,91544559212105</text:p>
          </table:table-cell>
          <table:table-cell table:style-name="Default" office:value-type="float" office:value="-0.249376558603486" calcext:value-type="float">
            <text:p>-0,249376558603486</text:p>
          </table:table-cell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8" office:value-type="string" calcext:value-type="string">
            <text:p>100k</text:p>
          </table:table-cell>
          <table:table-cell table:style-name="Default" office:value-type="float" office:value="-29.7506146821215" calcext:value-type="float">
            <text:p>-29,7506146821215</text:p>
          </table:table-cell>
          <table:table-cell table:style-name="Default" office:value-type="float" office:value="-3.93852065321805" calcext:value-type="float">
            <text:p>-3,93852065321805</text:p>
          </table:table-cell>
          <table:table-cell table:style-name="Default" office:value-type="float" office:value="-0.274245823984047" calcext:value-type="float">
            <text:p>-0,274245823984047</text:p>
          </table:table-cell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8" table:number-columns-repeated="3"/>
          <table:table-cell table:style-name="Default" table:number-columns-repeated="4"/>
          <table:table-cell table:number-columns-repeated="6"/>
        </table:table-row>
        <table:table-row table:style-name="ro1">
          <table:table-cell table:style-name="ce8" table:number-columns-repeated="3"/>
          <table:table-cell table:style-name="Default" table:number-columns-repeated="4"/>
          <table:table-cell table:number-columns-repeated="6"/>
        </table:table-row>
      </table:table>
      <table:table table:name="Neinvertující" table:style-name="ta1">
        <table:shapes>
          <draw:frame draw:z-index="0" draw:style-name="gr1" draw:text-style-name="P1" svg:width="15.999cm" svg:height="8.999cm" svg:x="9.711cm" svg:y="13.052cm">
            <draw:object draw:notify-on-update-of-ranges="Neinvertující.A12:Neinvertující.A12 Neinvertující.A13:Neinvertující.A15 Neinvertující.E13:Neinvertující.E15 Neinvertující.G13:Neinvertující.G1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15.999cm" svg:height="8.999cm" svg:x="10.076cm" svg:y="9.106cm">
            <draw:object draw:notify-on-update-of-ranges="Neinvertující.A24:Neinvertující.A24 Neinvertující.A25:Neinvertující.A27 Neinvertující.B24:Neinvertující.B24 Neinvertující.B25:Neinvertující.B27 Neinvertující.C24:Neinvertující.C24 Neinvertující.C25:Neinvertující.C27 Neinvertující.D24:Neinvertující.D24 Neinvertující.D25:Neinvertující.D2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5" table:default-cell-style-name="ce3"/>
        <table:table-column table:style-name="co4" table:default-cell-style-name="ce3"/>
        <table:table-column table:style-name="co8" table:number-columns-repeated="3" table:default-cell-style-name="ce3"/>
        <table:table-row table:style-name="ro1">
          <table:table-cell office:value-type="string" calcext:value-type="string">
            <text:p>R1 = R2 (Ohm)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Au skutečný</text:p>
          </table:table-cell>
          <table:table-cell office:value-type="string" calcext:value-type="string">
            <text:p>Au jmenovité</text:p>
          </table:table-cell>
          <table:table-cell office:value-type="string" calcext:value-type="string">
            <text:p>Delta Au</text:p>
          </table:table-cell>
          <table:table-cell office:value-type="string" calcext:value-type="string">
            <text:p>delta Au</text:p>
          </table:table-cell>
        </table:table-row>
        <table:table-row table:style-name="ro1">
          <table:table-cell office:value-type="float" office:value="1000" calcext:value-type="float">
            <text:p>1000,00000</text:p>
          </table:table-cell>
          <table:table-cell table:formula="of:=40*10^-3" office:value-type="float" office:value="0.04" calcext:value-type="float">
            <text:p>0,04000</text:p>
          </table:table-cell>
          <table:table-cell office:value-type="float" office:value="0.1129" calcext:value-type="float">
            <text:p>0,11290</text:p>
          </table:table-cell>
          <table:table-cell table:formula="of:=[.C2]/[.B2]" office:value-type="float" office:value="2.8225" calcext:value-type="float">
            <text:p>2,82250</text:p>
          </table:table-cell>
          <table:table-cell office:value-type="float" office:value="2" calcext:value-type="float">
            <text:p>2,00000</text:p>
          </table:table-cell>
          <table:table-cell table:formula="of:=[.E2]-[.D2]" office:value-type="float" office:value="-0.8225" calcext:value-type="float">
            <text:p>-0,82250</text:p>
          </table:table-cell>
          <table:table-cell table:formula="of:=100*([.F2]/[.D2])" office:value-type="float" office:value="-29.140832595217" calcext:value-type="float">
            <text:p>-29,14083</text:p>
          </table:table-cell>
        </table:table-row>
        <table:table-row table:style-name="ro1">
          <table:table-cell office:value-type="float" office:value="10000" calcext:value-type="float">
            <text:p>10000,00000</text:p>
          </table:table-cell>
          <table:table-cell table:formula="of:=40*10^-3" office:value-type="float" office:value="0.04" calcext:value-type="float">
            <text:p>0,04000</text:p>
          </table:table-cell>
          <table:table-cell office:value-type="float" office:value="0.1129" calcext:value-type="float">
            <text:p>0,11290</text:p>
          </table:table-cell>
          <table:table-cell table:formula="of:=[.C3]/[.B3]" office:value-type="float" office:value="2.8225" calcext:value-type="float">
            <text:p>2,82250</text:p>
          </table:table-cell>
          <table:table-cell office:value-type="float" office:value="2" calcext:value-type="float">
            <text:p>2,00000</text:p>
          </table:table-cell>
          <table:table-cell table:formula="of:=[.E3]-[.D3]" office:value-type="float" office:value="-0.8225" calcext:value-type="float">
            <text:p>-0,82250</text:p>
          </table:table-cell>
          <table:table-cell table:formula="of:=100*([.F3]/[.D3])" office:value-type="float" office:value="-29.140832595217" calcext:value-type="float">
            <text:p>-29,14083</text:p>
          </table:table-cell>
        </table:table-row>
        <table:table-row table:style-name="ro1">
          <table:table-cell office:value-type="float" office:value="100000" calcext:value-type="float">
            <text:p>100000,00000</text:p>
          </table:table-cell>
          <table:table-cell table:formula="of:=40*10^-3" office:value-type="float" office:value="0.04" calcext:value-type="float">
            <text:p>0,04000</text:p>
          </table:table-cell>
          <table:table-cell office:value-type="float" office:value="0.1129" calcext:value-type="float">
            <text:p>0,11290</text:p>
          </table:table-cell>
          <table:table-cell table:formula="of:=[.C4]/[.B4]" office:value-type="float" office:value="2.8225" calcext:value-type="float">
            <text:p>2,82250</text:p>
          </table:table-cell>
          <table:table-cell office:value-type="float" office:value="2" calcext:value-type="float">
            <text:p>2,00000</text:p>
          </table:table-cell>
          <table:table-cell table:formula="of:=[.E4]-[.D4]" office:value-type="float" office:value="-0.8225" calcext:value-type="float">
            <text:p>-0,82250</text:p>
          </table:table-cell>
          <table:table-cell table:formula="of:=100*([.F4]/[.D4])" office:value-type="float" office:value="-29.140832595217" calcext:value-type="float">
            <text:p>-29,14083</text:p>
          </table:table-cell>
        </table:table-row>
        <table:table-row table:style-name="ro1">
          <table:table-cell office:value-type="float" office:value="1000" calcext:value-type="float">
            <text:p>1000,00000</text:p>
          </table:table-cell>
          <table:table-cell table:formula="of:=400*10^-3" office:value-type="float" office:value="0.4" calcext:value-type="float">
            <text:p>0,40000</text:p>
          </table:table-cell>
          <table:table-cell office:value-type="float" office:value="0.8318" calcext:value-type="float">
            <text:p>0,83180</text:p>
          </table:table-cell>
          <table:table-cell table:formula="of:=[.C5]/[.B5]" office:value-type="float" office:value="2.0795" calcext:value-type="float">
            <text:p>2,07950</text:p>
          </table:table-cell>
          <table:table-cell office:value-type="float" office:value="2" calcext:value-type="float">
            <text:p>2,00000</text:p>
          </table:table-cell>
          <table:table-cell table:formula="of:=[.E5]-[.D5]" office:value-type="float" office:value="-0.0794999999999999" calcext:value-type="float">
            <text:p>-0,07950</text:p>
          </table:table-cell>
          <table:table-cell table:formula="of:=100*([.F5]/[.D5])" office:value-type="float" office:value="-3.8230343832652" calcext:value-type="float">
            <text:p>-3,82303</text:p>
          </table:table-cell>
        </table:table-row>
        <table:table-row table:style-name="ro1">
          <table:table-cell office:value-type="float" office:value="10000" calcext:value-type="float">
            <text:p>10000,00000</text:p>
          </table:table-cell>
          <table:table-cell table:formula="of:=400*10^-3" office:value-type="float" office:value="0.4" calcext:value-type="float">
            <text:p>0,40000</text:p>
          </table:table-cell>
          <table:table-cell office:value-type="float" office:value="0.8318" calcext:value-type="float">
            <text:p>0,83180</text:p>
          </table:table-cell>
          <table:table-cell table:formula="of:=[.C6]/[.B6]" office:value-type="float" office:value="2.0795" calcext:value-type="float">
            <text:p>2,07950</text:p>
          </table:table-cell>
          <table:table-cell office:value-type="float" office:value="2" calcext:value-type="float">
            <text:p>2,00000</text:p>
          </table:table-cell>
          <table:table-cell table:formula="of:=[.E6]-[.D6]" office:value-type="float" office:value="-0.0794999999999999" calcext:value-type="float">
            <text:p>-0,07950</text:p>
          </table:table-cell>
          <table:table-cell table:formula="of:=100*([.F6]/[.D6])" office:value-type="float" office:value="-3.8230343832652" calcext:value-type="float">
            <text:p>-3,82303</text:p>
          </table:table-cell>
        </table:table-row>
        <table:table-row table:style-name="ro1">
          <table:table-cell office:value-type="float" office:value="100000" calcext:value-type="float">
            <text:p>100000,00000</text:p>
          </table:table-cell>
          <table:table-cell table:formula="of:=400*10^-3" office:value-type="float" office:value="0.4" calcext:value-type="float">
            <text:p>0,40000</text:p>
          </table:table-cell>
          <table:table-cell office:value-type="float" office:value="0.8317" calcext:value-type="float">
            <text:p>0,83170</text:p>
          </table:table-cell>
          <table:table-cell table:formula="of:=[.C7]/[.B7]" office:value-type="float" office:value="2.07925" calcext:value-type="float">
            <text:p>2,07925</text:p>
          </table:table-cell>
          <table:table-cell office:value-type="float" office:value="2" calcext:value-type="float">
            <text:p>2,00000</text:p>
          </table:table-cell>
          <table:table-cell table:formula="of:=[.E7]-[.D7]" office:value-type="float" office:value="-0.07925" calcext:value-type="float">
            <text:p>-0,07925</text:p>
          </table:table-cell>
          <table:table-cell table:formula="of:=100*([.F7]/[.D7])" office:value-type="float" office:value="-3.81147048214501" calcext:value-type="float">
            <text:p>-3,81147</text:p>
          </table:table-cell>
        </table:table-row>
        <table:table-row table:style-name="ro1">
          <table:table-cell office:value-type="float" office:value="1000" calcext:value-type="float">
            <text:p>1000,00000</text:p>
          </table:table-cell>
          <table:table-cell office:value-type="float" office:value="4" calcext:value-type="float">
            <text:p>4,00000</text:p>
          </table:table-cell>
          <table:table-cell office:value-type="float" office:value="8.02" calcext:value-type="float">
            <text:p>8,02000</text:p>
          </table:table-cell>
          <table:table-cell table:formula="of:=[.C8]/[.B8]" office:value-type="float" office:value="2.005" calcext:value-type="float">
            <text:p>2,00500</text:p>
          </table:table-cell>
          <table:table-cell office:value-type="float" office:value="2" calcext:value-type="float">
            <text:p>2,00000</text:p>
          </table:table-cell>
          <table:table-cell table:formula="of:=[.E8]-[.D8]" office:value-type="float" office:value="-0.00499999999999989" calcext:value-type="float">
            <text:p>-0,00500</text:p>
          </table:table-cell>
          <table:table-cell table:formula="of:=100*([.F8]/[.D8])" office:value-type="float" office:value="-0.249376558603486" calcext:value-type="float">
            <text:p>-0,24938</text:p>
          </table:table-cell>
        </table:table-row>
        <table:table-row table:style-name="ro1">
          <table:table-cell office:value-type="float" office:value="10000" calcext:value-type="float">
            <text:p>10000,00000</text:p>
          </table:table-cell>
          <table:table-cell office:value-type="float" office:value="4" calcext:value-type="float">
            <text:p>4,00000</text:p>
          </table:table-cell>
          <table:table-cell office:value-type="float" office:value="8.02" calcext:value-type="float">
            <text:p>8,02000</text:p>
          </table:table-cell>
          <table:table-cell table:formula="of:=[.C9]/[.B9]" office:value-type="float" office:value="2.005" calcext:value-type="float">
            <text:p>2,00500</text:p>
          </table:table-cell>
          <table:table-cell office:value-type="float" office:value="2" calcext:value-type="float">
            <text:p>2,00000</text:p>
          </table:table-cell>
          <table:table-cell table:formula="of:=[.E9]-[.D9]" office:value-type="float" office:value="-0.00499999999999989" calcext:value-type="float">
            <text:p>-0,00500</text:p>
          </table:table-cell>
          <table:table-cell table:formula="of:=100*([.F9]/[.D9])" office:value-type="float" office:value="-0.249376558603486" calcext:value-type="float">
            <text:p>-0,24938</text:p>
          </table:table-cell>
        </table:table-row>
        <table:table-row table:style-name="ro1">
          <table:table-cell office:value-type="float" office:value="100000" calcext:value-type="float">
            <text:p>100000,00000</text:p>
          </table:table-cell>
          <table:table-cell office:value-type="float" office:value="4" calcext:value-type="float">
            <text:p>4,00000</text:p>
          </table:table-cell>
          <table:table-cell office:value-type="float" office:value="8.018" calcext:value-type="float">
            <text:p>8,01800</text:p>
          </table:table-cell>
          <table:table-cell table:formula="of:=[.C10]/[.B10]" office:value-type="float" office:value="2.0045" calcext:value-type="float">
            <text:p>2,00450</text:p>
          </table:table-cell>
          <table:table-cell office:value-type="float" office:value="2" calcext:value-type="float">
            <text:p>2,00000</text:p>
          </table:table-cell>
          <table:table-cell table:formula="of:=[.E10]-[.D10]" office:value-type="float" office:value="-0.00450000000000017" calcext:value-type="float">
            <text:p>-0,00450</text:p>
          </table:table-cell>
          <table:table-cell table:formula="of:=100*([.F10]/[.D10])" office:value-type="float" office:value="-0.224494886505371" calcext:value-type="float">
            <text:p>-0,22449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u jmenovité</text:p>
          </table:table-cell>
          <table:table-cell office:value-type="string" calcext:value-type="string">
            <text:p>R2 (Ohm)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Au skutečné</text:p>
          </table:table-cell>
          <table:table-cell office:value-type="string" calcext:value-type="string">
            <text:p>Delta Au</text:p>
          </table:table-cell>
          <table:table-cell office:value-type="string" calcext:value-type="string">
            <text:p>delta Au</text:p>
          </table:table-cell>
        </table:table-row>
        <table:table-row table:style-name="ro1">
          <table:table-cell table:style-name="ce11" office:value-type="float" office:value="2" calcext:value-type="float">
            <text:p>2</text:p>
          </table:table-cell>
          <table:table-cell table:style-name="ce12" office:value-type="float" office:value="1000" calcext:value-type="float">
            <text:p>1000,0</text:p>
          </table:table-cell>
          <table:table-cell table:style-name="ce12" table:formula="of:=40*10^-3" office:value-type="float" office:value="0.04" calcext:value-type="float">
            <text:p>0,0</text:p>
          </table:table-cell>
          <table:table-cell table:style-name="ce12" office:value-type="float" office:value="0.114" calcext:value-type="float">
            <text:p>0,1</text:p>
          </table:table-cell>
          <table:table-cell table:style-name="ce11" table:formula="of:=[.D13]/[.C13]" office:value-type="float" office:value="2.85" calcext:value-type="float">
            <text:p>3</text:p>
          </table:table-cell>
          <table:table-cell table:style-name="ce12" table:formula="of:=[.A13]-[.E13]" office:value-type="float" office:value="-0.85" calcext:value-type="float">
            <text:p>-0,9</text:p>
          </table:table-cell>
          <table:table-cell table:style-name="ce12" table:formula="of:=100*([.F13]/[.E13])" office:value-type="float" office:value="-29.8245614035088" calcext:value-type="float">
            <text:p>-29,8</text:p>
          </table:table-cell>
        </table:table-row>
        <table:table-row table:style-name="ro1">
          <table:table-cell table:style-name="ce11" office:value-type="float" office:value="11" calcext:value-type="float">
            <text:p>11</text:p>
          </table:table-cell>
          <table:table-cell table:style-name="ce12" office:value-type="float" office:value="10000" calcext:value-type="float">
            <text:p>10000,0</text:p>
          </table:table-cell>
          <table:table-cell table:style-name="ce12" table:formula="of:=40*10^-3" office:value-type="float" office:value="0.04" calcext:value-type="float">
            <text:p>0,0</text:p>
          </table:table-cell>
          <table:table-cell table:style-name="ce12" office:value-type="float" office:value="0.624" calcext:value-type="float">
            <text:p>0,6</text:p>
          </table:table-cell>
          <table:table-cell table:style-name="ce11" table:formula="of:=[.D14]/[.C14]" office:value-type="float" office:value="15.6" calcext:value-type="float">
            <text:p>16</text:p>
          </table:table-cell>
          <table:table-cell table:style-name="ce12" table:formula="of:=[.A14]-[.E14]" office:value-type="float" office:value="-4.6" calcext:value-type="float">
            <text:p>-4,6</text:p>
          </table:table-cell>
          <table:table-cell table:style-name="ce12" table:formula="of:=100*([.F14]/[.E14])" office:value-type="float" office:value="-29.4871794871795" calcext:value-type="float">
            <text:p>-29,5</text:p>
          </table:table-cell>
        </table:table-row>
        <table:table-row table:style-name="ro1">
          <table:table-cell table:style-name="ce11" office:value-type="float" office:value="101" calcext:value-type="float">
            <text:p>101</text:p>
          </table:table-cell>
          <table:table-cell table:style-name="ce12" office:value-type="float" office:value="100000" calcext:value-type="float">
            <text:p>100000,0</text:p>
          </table:table-cell>
          <table:table-cell table:style-name="ce12" table:formula="of:=40*10^-3" office:value-type="float" office:value="0.04" calcext:value-type="float">
            <text:p>0,0</text:p>
          </table:table-cell>
          <table:table-cell table:style-name="ce12" office:value-type="float" office:value="5.724" calcext:value-type="float">
            <text:p>5,7</text:p>
          </table:table-cell>
          <table:table-cell table:style-name="ce11" table:formula="of:=[.D15]/[.C15]" office:value-type="float" office:value="143.1" calcext:value-type="float">
            <text:p>143</text:p>
          </table:table-cell>
          <table:table-cell table:style-name="ce12" table:formula="of:=[.A15]-[.E15]" office:value-type="float" office:value="-42.1" calcext:value-type="float">
            <text:p>-42,1</text:p>
          </table:table-cell>
          <table:table-cell table:style-name="ce12" table:formula="of:=100*([.F15]/[.E15])" office:value-type="float" office:value="-29.4199860237596" calcext:value-type="float">
            <text:p>-29,4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Au jmenovité</text:p>
          </table:table-cell>
          <table:table-cell office:value-type="string" calcext:value-type="string">
            <text:p>Au skutečný</text:p>
          </table:table-cell>
          <table:table-cell office:value-type="string" calcext:value-type="string">
            <text:p>Delta Au</text:p>
          </table:table-cell>
          <table:table-cell office:value-type="string" calcext:value-type="string">
            <text:p>delta Au</text:p>
          </table:table-cell>
          <table:table-cell/>
        </table:table-row>
        <table:table-row table:style-name="ro1">
          <table:table-cell office:value-type="float" office:value="0.04" calcext:value-type="float">
            <text:p>0,04000</text:p>
          </table:table-cell>
          <table:table-cell office:value-type="float" office:value="0.0567" calcext:value-type="float">
            <text:p>0,05670</text:p>
          </table:table-cell>
          <table:table-cell office:value-type="float" office:value="1" calcext:value-type="float">
            <text:p>1,00000</text:p>
          </table:table-cell>
          <table:table-cell table:formula="of:=[.B18]/[.A18]" office:value-type="float" office:value="1.4175" calcext:value-type="float">
            <text:p>1,41750</text:p>
          </table:table-cell>
          <table:table-cell table:formula="of:=[.C18]-[.D18]" office:value-type="float" office:value="-0.4175" calcext:value-type="float">
            <text:p>-0,41750</text:p>
          </table:table-cell>
          <table:table-cell table:formula="of:=100*([.E18]/[.D18])" office:value-type="float" office:value="-29.4532627865961" calcext:value-type="float">
            <text:p>-29,45326</text:p>
          </table:table-cell>
          <table:table-cell/>
        </table:table-row>
        <table:table-row table:style-name="ro1">
          <table:table-cell office:value-type="float" office:value="0.4" calcext:value-type="float">
            <text:p>0,40000</text:p>
          </table:table-cell>
          <table:table-cell office:value-type="float" office:value="0.4162" calcext:value-type="float">
            <text:p>0,41620</text:p>
          </table:table-cell>
          <table:table-cell office:value-type="float" office:value="1" calcext:value-type="float">
            <text:p>1,00000</text:p>
          </table:table-cell>
          <table:table-cell table:formula="of:=[.B19]/[.A19]" office:value-type="float" office:value="1.0405" calcext:value-type="float">
            <text:p>1,04050</text:p>
          </table:table-cell>
          <table:table-cell table:formula="of:=[.C19]-[.D19]" office:value-type="float" office:value="-0.0405" calcext:value-type="float">
            <text:p>-0,04050</text:p>
          </table:table-cell>
          <table:table-cell table:formula="of:=100*([.E19]/[.D19])" office:value-type="float" office:value="-3.89235944257568" calcext:value-type="float">
            <text:p>-3,89236</text:p>
          </table:table-cell>
          <table:table-cell/>
        </table:table-row>
        <table:table-row table:style-name="ro1">
          <table:table-cell office:value-type="float" office:value="4" calcext:value-type="float">
            <text:p>4,00000</text:p>
          </table:table-cell>
          <table:table-cell office:value-type="float" office:value="4.011" calcext:value-type="float">
            <text:p>4,01100</text:p>
          </table:table-cell>
          <table:table-cell office:value-type="float" office:value="1" calcext:value-type="float">
            <text:p>1,00000</text:p>
          </table:table-cell>
          <table:table-cell table:formula="of:=[.B20]/[.A20]" office:value-type="float" office:value="1.00275" calcext:value-type="float">
            <text:p>1,00275</text:p>
          </table:table-cell>
          <table:table-cell table:formula="of:=[.C20]-[.D20]" office:value-type="float" office:value="-0.00275000000000003" calcext:value-type="float">
            <text:p>-0,00275</text:p>
          </table:table-cell>
          <table:table-cell table:formula="of:=100*([.E20]/[.D20])" office:value-type="float" office:value="-0.274245823984047" calcext:value-type="float">
            <text:p>-0,27425</text:p>
          </table:table-cell>
          <table:table-cell/>
        </table:table-row>
        <table:table-row table:style-name="ro1" table:number-rows-repeated="3">
          <table:table-cell table:style-name="Default" table:number-columns-repeated="7"/>
        </table:table-row>
        <table:table-row table:style-name="ro1">
          <table:table-cell table:style-name="Default" office:value-type="string" calcext:value-type="string">
            <text:p>R1 = R2</text:p>
          </table:table-cell>
          <table:table-cell table:style-name="Default" office:value-type="string" calcext:value-type="string">
            <text:p>desítky mV</text:p>
          </table:table-cell>
          <table:table-cell table:style-name="Default" office:value-type="string" calcext:value-type="string">
            <text:p>stovky mV</text:p>
          </table:table-cell>
          <table:table-cell table:style-name="Default" office:value-type="string" calcext:value-type="string">
            <text:p>jednotky V</text:p>
          </table:table-cell>
          <table:table-cell table:style-name="Default" table:number-columns-repeated="3"/>
        </table:table-row>
        <table:table-row table:style-name="ro1">
          <table:table-cell table:style-name="ce7" office:value-type="string" calcext:value-type="string">
            <text:p>1k</text:p>
          </table:table-cell>
          <table:table-cell table:style-name="Default" office:value-type="float" office:value="-29.140832595217" calcext:value-type="float">
            <text:p>-29,140832595217</text:p>
          </table:table-cell>
          <table:table-cell table:style-name="Default" office:value-type="float" office:value="-3.8230343832652" calcext:value-type="float">
            <text:p>-3,8230343832652</text:p>
          </table:table-cell>
          <table:table-cell table:style-name="Default" office:value-type="float" office:value="-0.249376558603486" calcext:value-type="float">
            <text:p>-0,249376558603486</text:p>
          </table:table-cell>
          <table:table-cell table:style-name="Default" table:number-columns-repeated="3"/>
        </table:table-row>
        <table:table-row table:style-name="ro1">
          <table:table-cell table:style-name="ce7" office:value-type="string" calcext:value-type="string">
            <text:p>10k</text:p>
          </table:table-cell>
          <table:table-cell table:style-name="Default" office:value-type="float" office:value="-29.140832595217" calcext:value-type="float">
            <text:p>-29,140832595217</text:p>
          </table:table-cell>
          <table:table-cell table:style-name="Default" office:value-type="float" office:value="-3.8230343832652" calcext:value-type="float">
            <text:p>-3,8230343832652</text:p>
          </table:table-cell>
          <table:table-cell table:style-name="Default" office:value-type="float" office:value="-0.249376558603486" calcext:value-type="float">
            <text:p>-0,249376558603486</text:p>
          </table:table-cell>
          <table:table-cell table:style-name="Default" table:number-columns-repeated="3"/>
        </table:table-row>
        <table:table-row table:style-name="ro1">
          <table:table-cell table:style-name="ce7" office:value-type="string" calcext:value-type="string">
            <text:p>100k</text:p>
          </table:table-cell>
          <table:table-cell table:style-name="Default" office:value-type="float" office:value="-29.140832595217" calcext:value-type="float">
            <text:p>-29,140832595217</text:p>
          </table:table-cell>
          <table:table-cell table:style-name="Default" office:value-type="float" office:value="-3.81147048214501" calcext:value-type="float">
            <text:p>-3,81147048214501</text:p>
          </table:table-cell>
          <table:table-cell table:style-name="Default" office:value-type="float" office:value="-0.224494886505371" calcext:value-type="float">
            <text:p>-0,224494886505371</text:p>
          </table:table-cell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cs" fo:country="CZ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4">
      <number:number number:decimal-places="5" number:min-decimal-places="5" number:min-integer-digits="1"/>
    </number:number-style>
    <number:number-style style:name="N115">
      <number:number number:decimal-places="5" number:min-decimal-places="5" number:min-integer-digits="1" number:grouping="true"/>
    </number:number-style>
    <number:number-style style:name="N116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ánk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5">00.00.0000</text:date>, <text:time style:data-style-name="N2" text:time-value="16:59:53.961001264">00:00:00</text:time></text:p>
        </style:region-right>
      </style:header>
      <style:header-left style:display="false"/>
      <style:header-first style:display="false"/>
      <style:footer>
        <text:p>Stránk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5T14:32:29.497710071</meta:creation-date>
    <dc:date>2024-04-25T17:33:56.162171993</dc:date>
    <meta:editing-duration>PT3H52S</meta:editing-duration>
    <meta:editing-cycles>9</meta:editing-cycles>
    <meta:generator>LibreOffice/7.5.9.2$Linux_X86_64 LibreOffice_project/50$Build-2</meta:generator>
    <meta:document-statistic meta:table-count="2" meta:cell-count="264" meta:object-count="4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chart:axis-label-position="near-axis-other-side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tru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1.931cm" svg:y="0.316cm" chart:style-name="ch2">
          <text:p>Relativní chyba zesílení invertujícího operačního zesilovače</text:p>
        </chart:title>
        <chart:legend chart:legend-position="bottom" svg:x="4.655cm" svg:y="8.396cm" style:legend-expansion="wide" chart:style-name="ch3"/>
        <chart:plot-area chart:style-name="ch4" table:cell-range-address="Invertující.A18:Invertující.D21" chart:data-source-has-labels="both" svg:x="1.338cm" svg:y="1.275cm" svg:width="14.342cm" svg:height="5.769cm">
          <chart:coordinate-region svg:x="2.117cm" svg:y="1.477cm" svg:width="13.563cm" svg:height="5.065cm"/>
          <chart:axis chart:dimension="x" chart:name="primary-x" chart:style-name="ch5" chartooo:axis-type="auto">
            <chartooo:date-scale/>
            <chart:title svg:x="7.572cm" svg:y="7.225cm" chart:style-name="ch6">
              <text:p>R1 = R2 (Ω)</text:p>
            </chart:title>
            <chart:categories table:cell-range-address="Invertující.A19:Invertující.A21"/>
          </chart:axis>
          <chart:axis chart:dimension="y" chart:name="primary-y" chart:style-name="ch7">
            <chart:title svg:x="0.451cm" svg:y="4.807cm" chart:style-name="ch8">
              <text:p>δAu (%)</text:p>
            </chart:title>
            <chart:grid chart:style-name="ch9" chart:class="major"/>
          </chart:axis>
          <chart:series chart:style-name="ch10" chart:values-cell-range-address="Invertující.B19:Invertující.B21" chart:label-cell-address="Invertující.B18:Invertující.B18" chart:class="chart:bar">
            <chart:data-point chart:repeated="3"/>
          </chart:series>
          <chart:series chart:style-name="ch11" chart:values-cell-range-address="Invertující.C19:Invertující.C21" chart:label-cell-address="Invertující.C18:Invertující.C18" chart:class="chart:bar">
            <chart:data-point chart:repeated="3"/>
          </chart:series>
          <chart:series chart:style-name="ch12" chart:values-cell-range-address="Invertující.D19:Invertující.D21" chart:label-cell-address="Invertující.D18:Invertující.D18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sítky mV</text:p>
                <draw:g>
                  <svg:desc>Invertující.B18:Invertující.B18</svg:desc>
                </draw:g>
              </table:table-cell>
              <table:table-cell office:value-type="string">
                <text:p>stovky mV</text:p>
                <draw:g>
                  <svg:desc>Invertující.C18:Invertující.C18</svg:desc>
                </draw:g>
              </table:table-cell>
              <table:table-cell office:value-type="string">
                <text:p>jednotky V</text:p>
                <draw:g>
                  <svg:desc>Invertující.D18:Invertující.D1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k</text:p>
                <draw:g>
                  <svg:desc>Invertující.A19:Invertující.A21</svg:desc>
                </draw:g>
              </table:table-cell>
              <table:table-cell office:value-type="float" office:value="-29.6888732641941">
                <text:p>-29.6888732641941</text:p>
                <draw:g>
                  <svg:desc>Invertující.B19:Invertující.B21</svg:desc>
                </draw:g>
              </table:table-cell>
              <table:table-cell office:value-type="float" office:value="-3.91544559212105">
                <text:p>-3.91544559212105</text:p>
                <draw:g>
                  <svg:desc>Invertující.C19:Invertující.C21</svg:desc>
                </draw:g>
              </table:table-cell>
              <table:table-cell office:value-type="float" office:value="-0.224494886505371">
                <text:p>-0.224494886505371</text:p>
                <draw:g>
                  <svg:desc>Invertující.D19:Invertující.D21</svg:desc>
                </draw:g>
              </table:table-cell>
            </table:table-row>
            <table:table-row>
              <table:table-cell office:value-type="string">
                <text:p>10k</text:p>
              </table:table-cell>
              <table:table-cell office:value-type="float" office:value="-29.7135828501142">
                <text:p>-29.7135828501142</text:p>
              </table:table-cell>
              <table:table-cell office:value-type="float" office:value="-3.91544559212105">
                <text:p>-3.91544559212105</text:p>
              </table:table-cell>
              <table:table-cell office:value-type="float" office:value="-0.249376558603486">
                <text:p>-0.249376558603486</text:p>
              </table:table-cell>
            </table:table-row>
            <table:table-row>
              <table:table-cell office:value-type="string">
                <text:p>100k</text:p>
              </table:table-cell>
              <table:table-cell office:value-type="float" office:value="-29.7506146821215">
                <text:p>-29.7506146821215</text:p>
              </table:table-cell>
              <table:table-cell office:value-type="float" office:value="-3.93852065321805">
                <text:p>-3.93852065321805</text:p>
              </table:table-cell>
              <table:table-cell office:value-type="float" office:value="-0.274245823984047">
                <text:p>-0.27424582398404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9.2$Linux_X86_64 LibreOffice_project/5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115">
      <number:number number:decimal-places="5" number:min-decimal-places="5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group-bars-per-axis="false" chart:include-hidden-cells="false" chart:auto-position="true" chart:auto-size="true" chart:treat-empty-cells="leave-gap" chart:right-angled-axes="true"/>
    </style:style>
    <style:style style:name="ch5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 chart:axis-label-position="near-axis-other-side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115">
      <style:chart-properties chart:display-label="true" chart:logarithmic="false" chart:origin="0" chart:reverse-direction="tru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15">
      <style:chart-properties chart:display-label="true" chart:logarithmic="false" chart:reverse-direction="tru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6.825cm" svg:height="15.089cm" xlink:href=".." xlink:type="simple" chart:class="chart:bar" chart:style-name="ch1">
        <chart:title svg:x="7.457cm" svg:y="0.437cm" chart:style-name="ch2">
          <text:p>Skutečné zesílení, relativní chyba zesílení invertujícího OZ</text:p>
        </chart:title>
        <chart:legend chart:legend-position="bottom" svg:x="10.465cm" svg:y="14.485cm" style:legend-expansion="wide" chart:style-name="ch3"/>
        <chart:plot-area chart:style-name="ch4" table:cell-range-address="Invertující.A13:Invertující.A15 Invertující.E13:Invertující.E15 Invertující.G13:Invertující.G15" chart:data-source-has-labels="both" svg:x="1.554cm" svg:y="1.517cm" svg:width="23.631cm" svg:height="11.495cm">
          <chart:coordinate-region svg:x="2.534cm" svg:y="1.719cm" svg:width="21.871cm" svg:height="10.791cm"/>
          <chart:axis chart:dimension="x" chart:name="primary-x" chart:style-name="ch5" chartooo:axis-type="auto">
            <chartooo:date-scale/>
            <chart:title svg:x="12.155cm" svg:y="13.314cm" chart:style-name="ch6">
              <text:p>Au jmenotivé (-)</text:p>
            </chart:title>
            <chart:categories table:cell-range-address="Invertující.A13:Invertující.A15"/>
          </chart:axis>
          <chart:axis chart:dimension="x" chart:name="secondary-x" chart:style-name="ch7"/>
          <chart:axis chart:dimension="y" chart:name="primary-y" chart:style-name="ch8">
            <chart:title svg:x="0.451cm" svg:y="8.44cm" chart:style-name="ch9">
              <text:p>Au skutečné (-)</text:p>
            </chart:title>
            <chart:grid chart:style-name="ch10" chart:class="major"/>
          </chart:axis>
          <chart:axis chart:dimension="y" chart:name="secondary-y" chart:style-name="ch11">
            <chart:title svg:x="25.722cm" svg:y="7.912cm" chart:style-name="ch9">
              <text:p>δAu (%)</text:p>
            </chart:title>
          </chart:axis>
          <chart:series chart:attached-axis="primary-y" chart:style-name="ch12" chart:values-cell-range-address="Invertující.E13:Invertující.E15" loext:label-string="&quot;Au skutečné&quot;" chart:class="chart:bar">
            <chart:data-point chart:repeated="3"/>
          </chart:series>
          <chart:series chart:attached-axis="secondary-y" chart:style-name="ch13" chart:values-cell-range-address="Invertující.G13:Invertující.G15" loext:label-string="&quot;relativní chyba Au&quot;" chart:class="chart:bar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u skutečné</text:p>
              </table:table-cell>
              <table:table-cell office:value-type="string">
                <text:p>relativní chyba Au</text:p>
              </table:table-cell>
            </table:table-row>
          </table:table-header-rows>
          <table:table-rows>
            <table:table-row>
              <table:table-cell office:value-type="float" office:value="-1">
                <text:p>-1</text:p>
                <draw:g>
                  <svg:desc>Invertující.A13:Invertující.A15</svg:desc>
                </draw:g>
              </table:table-cell>
              <table:table-cell office:value-type="float" office:value="-1.4205">
                <text:p>-1.4205</text:p>
                <draw:g>
                  <svg:desc>Invertující.E13:Invertující.E15</svg:desc>
                </draw:g>
              </table:table-cell>
              <table:table-cell office:value-type="float" office:value="-29.6022527279127">
                <text:p>-29.6022527279127</text:p>
                <draw:g>
                  <svg:desc>Invertující.G13:Invertující.G15</svg:desc>
                </draw:g>
              </table:table-cell>
            </table:table-row>
            <table:table-row>
              <table:table-cell office:value-type="float" office:value="-10">
                <text:p>-10</text:p>
              </table:table-cell>
              <table:table-cell office:value-type="float" office:value="-14.205">
                <text:p>-14.205</text:p>
              </table:table-cell>
              <table:table-cell office:value-type="float" office:value="-29.6022527279127">
                <text:p>-29.6022527279127</text:p>
              </table:table-cell>
            </table:table-row>
            <table:table-row>
              <table:table-cell office:value-type="float" office:value="-100">
                <text:p>-100</text:p>
              </table:table-cell>
              <table:table-cell office:value-type="float" office:value="-142.05">
                <text:p>-142.05</text:p>
              </table:table-cell>
              <table:table-cell office:value-type="float" office:value="-29.6022527279127">
                <text:p>-29.602252727912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9.2$Linux_X86_64 LibreOffice_project/5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 chart:axis-label-position="near-axis-other-side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tru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1.68cm" svg:y="0.316cm" chart:style-name="ch2">
          <text:p>Relativní chyba zesílení neinvertujícího operačního zesilovače</text:p>
        </chart:title>
        <chart:legend chart:legend-position="bottom" svg:x="4.655cm" svg:y="8.396cm" style:legend-expansion="wide" chart:style-name="ch3"/>
        <chart:plot-area chart:style-name="ch4" table:cell-range-address="Neinvertující.A24:Neinvertující.D27" chart:data-source-has-labels="both" svg:x="1.338cm" svg:y="1.275cm" svg:width="14.342cm" svg:height="5.769cm">
          <chart:coordinate-region svg:x="2.117cm" svg:y="1.477cm" svg:width="13.563cm" svg:height="5.065cm"/>
          <chart:axis chart:dimension="x" chart:name="primary-x" chart:style-name="ch5" chartooo:axis-type="auto">
            <chartooo:date-scale/>
            <chart:title svg:x="7.572cm" svg:y="7.225cm" chart:style-name="ch6">
              <text:p>R1 = R2 (Ω)</text:p>
            </chart:title>
            <chart:categories table:cell-range-address="Neinvertující.A25:Neinvertující.A27"/>
          </chart:axis>
          <chart:axis chart:dimension="y" chart:name="primary-y" chart:style-name="ch7">
            <chart:title svg:x="0.451cm" svg:y="4.807cm" chart:style-name="ch8">
              <text:p>δAu (%)</text:p>
            </chart:title>
            <chart:grid chart:style-name="ch9" chart:class="major"/>
          </chart:axis>
          <chart:series chart:style-name="ch10" chart:values-cell-range-address="Neinvertující.B25:Neinvertující.B27" chart:label-cell-address="Neinvertující.B24:Neinvertující.B24" chart:class="chart:bar">
            <chart:data-point chart:repeated="3"/>
          </chart:series>
          <chart:series chart:style-name="ch11" chart:values-cell-range-address="Neinvertující.C25:Neinvertující.C27" chart:label-cell-address="Neinvertující.C24:Neinvertující.C24" chart:class="chart:bar">
            <chart:data-point chart:repeated="3"/>
          </chart:series>
          <chart:series chart:style-name="ch12" chart:values-cell-range-address="Neinvertující.D25:Neinvertující.D27" chart:label-cell-address="Neinvertující.D24:Neinvertující.D24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sítky mV</text:p>
                <draw:g>
                  <svg:desc>Neinvertující.B24:Neinvertující.B24</svg:desc>
                </draw:g>
              </table:table-cell>
              <table:table-cell office:value-type="string">
                <text:p>stovky mV</text:p>
                <draw:g>
                  <svg:desc>Neinvertující.C24:Neinvertující.C24</svg:desc>
                </draw:g>
              </table:table-cell>
              <table:table-cell office:value-type="string">
                <text:p>jednotky V</text:p>
                <draw:g>
                  <svg:desc>Neinvertující.D24:Neinvertující.D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k</text:p>
                <draw:g>
                  <svg:desc>Neinvertující.A25:Neinvertující.A27</svg:desc>
                </draw:g>
              </table:table-cell>
              <table:table-cell office:value-type="float" office:value="-29.140832595217">
                <text:p>-29.140832595217</text:p>
                <draw:g>
                  <svg:desc>Neinvertující.B25:Neinvertující.B27</svg:desc>
                </draw:g>
              </table:table-cell>
              <table:table-cell office:value-type="float" office:value="-3.8230343832652">
                <text:p>-3.8230343832652</text:p>
                <draw:g>
                  <svg:desc>Neinvertující.C25:Neinvertující.C27</svg:desc>
                </draw:g>
              </table:table-cell>
              <table:table-cell office:value-type="float" office:value="-0.249376558603486">
                <text:p>-0.249376558603486</text:p>
                <draw:g>
                  <svg:desc>Neinvertující.D25:Neinvertující.D27</svg:desc>
                </draw:g>
              </table:table-cell>
            </table:table-row>
            <table:table-row>
              <table:table-cell office:value-type="string">
                <text:p>10k</text:p>
              </table:table-cell>
              <table:table-cell office:value-type="float" office:value="-29.140832595217">
                <text:p>-29.140832595217</text:p>
              </table:table-cell>
              <table:table-cell office:value-type="float" office:value="-3.8230343832652">
                <text:p>-3.8230343832652</text:p>
              </table:table-cell>
              <table:table-cell office:value-type="float" office:value="-0.249376558603486">
                <text:p>-0.249376558603486</text:p>
              </table:table-cell>
            </table:table-row>
            <table:table-row>
              <table:table-cell office:value-type="string">
                <text:p>100k</text:p>
              </table:table-cell>
              <table:table-cell office:value-type="float" office:value="-29.140832595217">
                <text:p>-29.140832595217</text:p>
              </table:table-cell>
              <table:table-cell office:value-type="float" office:value="-3.81147048214501">
                <text:p>-3.81147048214501</text:p>
              </table:table-cell>
              <table:table-cell office:value-type="float" office:value="-0.224494886505371">
                <text:p>-0.22449488650537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9.2$Linux_X86_64 LibreOffice_project/5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116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group-bars-per-axis="false" chart:include-hidden-cells="false" chart:auto-position="true" chart:auto-size="true" chart:treat-empty-cells="leave-gap" chart:right-angled-axes="true"/>
    </style:style>
    <style:style style:name="ch5" style:family="chart" style:data-style-name="N1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6">
      <style:chart-properties chart:display-label="true" chart:logarithmic="false" chart:reverse-direction="tru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1.793cm" svg:y="0.316cm" chart:style-name="ch2">
          <text:p>Skutečné zesílení, relativní chyba zesílení neinvertujícího OZ</text:p>
        </chart:title>
        <chart:legend chart:legend-position="bottom" svg:x="4.99cm" svg:y="8.396cm" style:legend-expansion="wide" chart:style-name="ch3"/>
        <chart:plot-area chart:style-name="ch4" table:cell-range-address="Neinvertující.A12:Neinvertující.A15 Neinvertující.E13:Neinvertující.E15 Neinvertující.G13:Neinvertující.G15" chart:data-source-has-labels="both" svg:x="1.338cm" svg:y="1.275cm" svg:width="13.454cm" svg:height="5.769cm">
          <chart:coordinate-region svg:x="2.193cm" svg:y="1.477cm" svg:width="11.517cm" svg:height="4.915cm"/>
          <chart:axis chart:dimension="x" chart:name="primary-x" chart:style-name="ch5" chartooo:axis-type="auto">
            <chartooo:date-scale/>
            <chart:title svg:x="6.851cm" svg:y="7.225cm" chart:style-name="ch6">
              <text:p>Au jemnovité (-)</text:p>
            </chart:title>
            <chart:categories table:cell-range-address="Neinvertující.A13:Neinvertující.A15"/>
          </chart:axis>
          <chart:axis chart:dimension="y" chart:name="primary-y" chart:style-name="ch7">
            <chart:title svg:x="0.451cm" svg:y="5.335cm" chart:style-name="ch8">
              <text:p>Au skutečné (-)</text:p>
            </chart:title>
            <chart:grid chart:style-name="ch9" chart:class="major"/>
          </chart:axis>
          <chart:axis chart:dimension="y" chart:name="secondary-y" chart:style-name="ch10">
            <chart:title svg:x="15.113cm" svg:y="4.807cm" chart:style-name="ch8">
              <text:p>δAu (%)</text:p>
            </chart:title>
          </chart:axis>
          <chart:series chart:attached-axis="primary-y" chart:style-name="ch11" chart:values-cell-range-address="Neinvertující.E13:Neinvertující.E15" loext:label-string="&quot;Au skutečné&quot;" chart:class="chart:bar">
            <chart:data-point chart:repeated="3"/>
          </chart:series>
          <chart:series chart:attached-axis="secondary-y" chart:style-name="ch12" chart:values-cell-range-address="Neinvertující.G13:Neinvertující.G15" loext:label-string="&quot;Relativní chyba Au&quot;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u skutečné</text:p>
              </table:table-cell>
              <table:table-cell office:value-type="string">
                <text:p>Relativní chyba Au</text:p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Neinvertující.A13:Neinvertující.A15</svg:desc>
                </draw:g>
              </table:table-cell>
              <table:table-cell office:value-type="float" office:value="2.85">
                <text:p>2.85</text:p>
                <draw:g>
                  <svg:desc>Neinvertující.E13:Neinvertující.E15</svg:desc>
                </draw:g>
              </table:table-cell>
              <table:table-cell office:value-type="float" office:value="-29.8245614035088">
                <text:p>-29.8245614035088</text:p>
                <draw:g>
                  <svg:desc>Neinvertující.G13:Neinvertující.G15</svg:desc>
                </draw:g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5.6">
                <text:p>15.6</text:p>
              </table:table-cell>
              <table:table-cell office:value-type="float" office:value="-29.4871794871795">
                <text:p>-29.4871794871795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143.1">
                <text:p>143.1</text:p>
              </table:table-cell>
              <table:table-cell office:value-type="float" office:value="-29.4199860237596">
                <text:p>-29.419986023759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9.2$Linux_X86_64 LibreOffice_project/5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